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Arial" fo:font-size="12pt" style:font-size-asian="10.5pt" style:font-size-complex="12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Arial" fo:font-size="12pt" style:font-size-asian="10.5pt" style:font-size-complex="12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.1 Project outcome</text:p>
      <text:p text:style-name="P1"/>
      <text:p text:style-name="P2">After three months of work we crossed the finish line of the 2011 MUTW Project. In the last 90 days we achieved several goals of our project and had a productive time working together in a multinational european team. The aim of our work was to develop a web-application which covers all necessary needs for applying for the Erasmus Exchange Proces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5T12:22:23</dc:date>
    <meta:generator>LibreOffice/3.3$Unix LibreOffice_project/330m19$Build-202</meta:generator>
    <meta:editing-duration>PT15M42S</meta:editing-duration>
    <meta:editing-cycles>4</meta:editing-cycles>
    <meta:document-statistic meta:table-count="0" meta:image-count="0" meta:object-count="0" meta:page-count="1" meta:paragraph-count="2" meta:word-count="64" meta:character-count="370"/>
  </office:meta>
</office:document-meta>
</file>